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cb945" officeooo:paragraph-rsid="001cb945" style:font-size-asian="15pt" style:font-size-complex="15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b71b5" officeooo:paragraph-rsid="001b71b5" style:font-size-asian="15pt" style:font-size-complex="15pt"/>
    </style:style>
    <style:style style:name="P3" style:family="paragraph" style:parent-style-name="Standard">
      <style:text-properties fo:font-size="12pt" style:text-underline-style="solid" style:text-underline-width="auto" style:text-underline-color="font-color" officeooo:rsid="001b71b5" officeooo:paragraph-rsid="001b71b5" style:font-size-asian="10.5pt" style:font-size-complex="12pt"/>
    </style:style>
    <style:style style:name="P4" style:family="paragraph" style:parent-style-name="Standard" style:list-style-name="L1">
      <style:text-properties fo:font-size="12pt" style:text-underline-style="none" officeooo:rsid="001cb945" officeooo:paragraph-rsid="001cb945" style:font-size-asian="10.5pt" style:font-size-complex="12pt"/>
    </style:style>
    <style:style style:name="P5" style:family="paragraph" style:parent-style-name="Standard" style:list-style-name="L1">
      <style:text-properties fo:font-size="12pt" style:text-underline-style="none" officeooo:rsid="001cb945" officeooo:paragraph-rsid="001da5b7" style:font-size-asian="10.5pt" style:font-size-complex="12pt"/>
    </style:style>
    <style:style style:name="P6" style:family="paragraph" style:parent-style-name="Standard" style:list-style-name="L2">
      <style:text-properties fo:font-size="12pt" style:text-underline-style="none" officeooo:rsid="001cb945" officeooo:paragraph-rsid="001cb945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b71b5" officeooo:paragraph-rsid="001b71b5" style:font-size-asian="10.5pt" style:font-size-complex="12pt"/>
    </style:style>
    <style:style style:name="T1" style:family="text">
      <style:text-properties officeooo:rsid="001da5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JavaOnline.org</text:p>
      <text:p text:style-name="P2"/>
      <text:p text:style-name="P3">Pros</text:p>
      <text:p text:style-name="P3"/>
      <text:list xml:id="list2187743344" text:style-name="L1">
        <text:list-item>
          <text:p text:style-name="P4">The coding section stays static at the bottom so can always access it</text:p>
        </text:list-item>
        <text:list-item>
          <text:p text:style-name="P4">split into different tutorial sections</text:p>
        </text:list-item>
        <text:list-item>
          <text:p text:style-name="P4">clear, simple buttons</text:p>
        </text:list-item>
        <text:list-item>
          <text:p text:style-name="P4">visual feedback – when running a program, it tells you that it is executing</text:p>
        </text:list-item>
        <text:list-item>
          <text:p text:style-name="P4">can work at own pace – don't always have to start from the beginngng, can pick up where you left off</text:p>
        </text:list-item>
        <text:list-item>
          <text:p text:style-name="P5"><text:span text:style-name="T1">no need to login or subscribe</text:span></text:p>
        </text:list-item>
      </text:list>
      <text:p text:style-name="P7"/>
      <text:p text:style-name="P3">Cons</text:p>
      <text:p text:style-name="P3"/>
      <text:list xml:id="list1401476403" text:style-name="L2">
        <text:list-item>
          <text:p text:style-name="P6">It all seems a bit squashed</text:p>
        </text:list-item>
        <text:list-item>
          <text:p text:style-name="P6">There is a lot of information so need to scroll a lot to go through the tutorials</text:p>
        </text:list-item>
        <text:list-item>
          <text:p text:style-name="P6">don't like the layout</text:p>
        </text:list-item>
        <text:list-item>
          <text:p text:style-name="P6">the coding section is really small</text:p>
        </text:list-item>
        <text:list-item>
          <text:p text:style-name="P6">when theres an error in the code it doesn't tell you, it just continues to display exectuing mess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3:05:19</meta:creation-date>
    <dc:date>2013-09-16T23:20:28</dc:date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14" meta:word-count="127" meta:character-count="633" meta:non-whitespace-character-count="531"/>
  </office:meta>
</office:document-meta>
</file>